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loext:opacity="100%" fo:font-size="11pt" style:text-underline-style="none" fo:font-weight="normal" officeooo:rsid="000131b8" officeooo:paragraph-rsid="000131b8" style:font-size-asian="9.60000038146973pt" style:font-weight-asian="normal" style:font-size-complex="11pt" style:font-weight-complex="normal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loext:opacity="100%" fo:font-size="11pt" style:text-underline-style="none" fo:font-weight="normal" officeooo:rsid="000131b8" officeooo:paragraph-rsid="0006bcda" style:font-size-asian="9.60000038146973pt" style:font-weight-asian="normal" style:font-size-complex="11pt" style:font-weight-complex="normal"/>
    </style:style>
    <style:style style:name="P3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fo:color="#000000" loext:opacity="100%" fo:font-size="11pt" style:text-underline-style="none" fo:font-weight="normal" officeooo:rsid="000131b8" officeooo:paragraph-rsid="000131b8" style:font-size-asian="9.60000038146973pt" style:font-weight-asian="normal" style:font-size-complex="11pt" style:font-weight-complex="normal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loext:opacity="100%" fo:font-size="11pt" style:text-underline-style="none" fo:font-weight="normal" officeooo:rsid="00039f15" officeooo:paragraph-rsid="00039f15" style:font-size-asian="9.60000038146973pt" style:font-weight-asian="normal" style:font-size-complex="11pt" style:font-weight-complex="normal"/>
    </style:style>
    <style:style style:name="P5" style:family="paragraph" style:parent-style-name="Text_20_body">
      <loext:graphic-properties draw:fill="none"/>
      <style:paragraph-properties fo:margin-left="0in" fo:margin-right="-0.0618in" fo:margin-top="0in" fo:margin-bottom="0in" style:contextual-spacing="false" fo:line-height="115%" fo:text-align="start" style:justify-single-word="false" fo:text-indent="0in" style:auto-text-indent="false" fo:break-before="page" fo:background-color="transparent"/>
      <style:text-properties fo:color="#000000" loext:opacity="100%" fo:font-size="11pt" fo:language="uk" fo:country="UA" style:text-underline-style="none" fo:font-weight="normal" officeooo:rsid="000131b8" officeooo:paragraph-rsid="00039f15" style:font-size-asian="9.60000038146973pt" style:font-weight-asian="normal" style:font-size-complex="11pt" style:font-weight-complex="normal"/>
    </style:style>
    <style:style style:name="P6" style:family="paragraph" style:parent-style-name="Text_20_body">
      <style:paragraph-properties fo:margin-top="0in" fo:margin-bottom="0in" style:contextual-spacing="false" fo:line-height="115%" fo:text-align="start" style:justify-single-word="false"/>
      <style:text-properties fo:color="#000000" loext:opacity="100%" fo:font-size="11pt" fo:language="uk" fo:country="UA" style:text-underline-style="none" fo:font-weight="normal" officeooo:rsid="000131b8" officeooo:paragraph-rsid="0006bcda" style:font-size-asian="9.60000038146973pt" style:font-weight-asian="normal" style:font-size-complex="11pt" style:font-weight-complex="normal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loext:opacity="100%" fo:font-size="11pt" fo:language="uk" fo:country="UA" style:text-underline-style="none" fo:font-weight="normal" officeooo:rsid="000131b8" officeooo:paragraph-rsid="000131b8" style:font-size-asian="9.60000038146973pt" style:font-weight-asian="normal" style:font-size-complex="11pt" style:font-weight-complex="normal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loext:opacity="100%" fo:font-size="11pt" fo:language="uk" fo:country="UA" style:text-underline-style="none" fo:font-weight="normal" officeooo:rsid="000131b8" officeooo:paragraph-rsid="00100021" style:font-size-asian="9.60000038146973pt" style:font-weight-asian="normal" style:font-size-complex="11pt" style:font-weight-complex="normal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loext:opacity="100%" fo:font-size="11pt" fo:language="uk" fo:country="UA" style:text-underline-style="none" fo:font-weight="normal" officeooo:rsid="000131b8" officeooo:paragraph-rsid="001590d6" style:font-size-asian="9.60000038146973pt" style:font-weight-asian="normal" style:font-size-complex="11pt" style:font-weight-complex="normal"/>
    </style:style>
    <style:style style:name="P10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fo:color="#000000" loext:opacity="100%" fo:font-size="11pt" fo:language="uk" fo:country="UA" style:text-underline-style="none" fo:font-weight="normal" officeooo:rsid="000131b8" officeooo:paragraph-rsid="000131b8" style:font-size-asian="9.60000038146973pt" style:font-weight-asian="normal" style:font-size-complex="11pt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fo:color="#000000" loext:opacity="100%" fo:font-size="11pt" fo:language="uk" fo:country="UA" style:text-underline-style="none" fo:font-weight="normal" officeooo:rsid="00039f15" officeooo:paragraph-rsid="00039f15" style:font-size-asian="9.60000038146973pt" style:font-weight-asian="normal" style:font-size-complex="11pt" style:font-weight-complex="normal"/>
    </style:style>
    <style:style style:name="P12" style:family="paragraph" style:parent-style-name="Text_20_body">
      <loext:graphic-properties draw:fill="none"/>
      <style:paragraph-properties fo:margin-left="0in" fo:margin-right="-0.0618in" fo:margin-top="0in" fo:margin-bottom="0in" style:contextual-spacing="false" fo:line-height="115%" fo:text-align="start" style:justify-single-word="false" fo:text-indent="0in" style:auto-text-indent="false" fo:background-color="transparent"/>
      <style:text-properties fo:color="#000000" loext:opacity="100%" fo:font-size="14pt" style:text-underline-style="solid" style:text-underline-width="auto" style:text-underline-color="font-color" fo:font-weight="bold" officeooo:rsid="000131b8" officeooo:paragraph-rsid="000131b8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line-height="100%"/>
      <style:text-properties officeooo:paragraph-rsid="0008ea23"/>
    </style:style>
    <style:style style:name="T1" style:family="text">
      <style:text-properties officeooo:rsid="0008ea23"/>
    </style:style>
    <style:style style:name="T2" style:family="text">
      <style:text-properties fo:font-variant="normal" fo:text-transform="none" fo:color="#000000" loext:opacity="100%" style:font-name="Liberation Serif" fo:font-size="11pt" fo:letter-spacing="normal" fo:language="uk" fo:country="UA" fo:font-style="normal" style:text-underline-style="none" fo:font-weight="normal" officeooo:rsid="000131b8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loext:opacity="100%" style:font-name="Liberation Serif" fo:font-size="11pt" fo:letter-spacing="normal" fo:language="uk" fo:country="UA" fo:font-style="normal" style:text-underline-style="none" fo:font-weight="normal" officeooo:rsid="0008ea23" style:font-size-asian="11pt" style:font-weight-asian="normal" style:font-size-complex="11pt" style:font-weight-complex="normal"/>
    </style:style>
    <style:style style:name="T4" style:family="text">
      <style:text-properties fo:color="#000000" loext:opacity="100%" fo:font-size="11pt" fo:language="uk" fo:country="UA" style:text-underline-style="none" fo:font-weight="normal" officeooo:rsid="000131b8" style:font-size-asian="9.60000038146973pt" style:font-weight-asian="normal" style:font-size-complex="11pt" style:font-weight-complex="normal"/>
    </style:style>
    <style:style style:name="T5" style:family="text">
      <style:text-properties fo:color="#000000" loext:opacity="100%" fo:font-size="11pt" fo:language="uk" fo:country="UA" style:text-underline-style="none" fo:font-weight="normal" officeooo:rsid="0008ea23" style:font-size-asian="9.60000038146973pt" style:font-weight-asian="normal" style:font-size-complex="11pt" style:font-weight-complex="normal"/>
    </style:style>
    <style:style style:name="T6" style:family="text">
      <style:text-properties officeooo:rsid="000bfc22"/>
    </style:style>
    <style:style style:name="T7" style:family="text">
      <style:text-properties officeooo:rsid="000e0e5c"/>
    </style:style>
    <style:style style:name="T8" style:family="text">
      <style:text-properties officeooo:rsid="0011e365"/>
    </style:style>
    <style:style style:name="T9" style:family="text">
      <style:text-properties officeooo:rsid="0018a2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Hiring Manager,</text:p>
      <text:p text:style-name="P1"/>
      <text:p text:style-name="P1">I am writing to express my interest in the Front-End Developer position at your company. With over 7 years of experience in the field, I am confident in my ability to make significant contributions to your team.</text:p>
      <text:p text:style-name="P1"/>
      <text:p text:style-name="P1">Throughout my career, I have gained a strong understanding of web development best practices and have honed my skills in JavaScript, React, Redux, TypeScript, SQLite, Node.js. I am also well-versed in responsive design, cross-browser compatibility, and accessibility standards.</text:p>
      <text:p text:style-name="P1"/>
      <text:p text:style-name="P1">I have a proven track record of delivering high-quality, user-friendly interfaces for various web applications, CRM systems and admin panels. My experience includes leading a small team of developers, providing guidance and mentorship to help them improve their skills and deliver high-quality work. I also have experience working with web analytics, and optimization tools to improve website performance and user engagement.</text:p>
      <text:p text:style-name="P1"/>
      <text:p text:style-name="P1">I am excited about the opportunity to bring my experience and skills to your company and work with your team to create innovative, user-centered solutions. I am confident that I can help your company achieve its goals, and I look forward to the opportunity to speak with you further about how I can contribute to your team.</text:p>
      <text:p text:style-name="P7"/>
      <text:p text:style-name="P8">My desired salary level is $-,--- per month, plus applicable taxes.</text:p>
      <text:p text:style-name="P1"/>
      <text:p text:style-name="P2">Please find a more detailed version of my resume and portfolio samples here:</text:p>
      <text:p text:style-name="P2">https://bogdan-sokolovskyi.github.io</text:p>
      <text:p text:style-name="P1"/>
      <text:p text:style-name="P1">Thank you for your consideration, and I look forward to hearing from you soon.</text:p>
      <text:p text:style-name="P1"/>
      <text:p text:style-name="P1">Sincerely,</text:p>
      <text:p text:style-name="P4">Bogdan</text:p>
      <text:p text:style-name="P5">Шановний менеджер з найму!</text:p>
      <text:p text:style-name="P12"/>
      <text:p text:style-name="P7">Я пишу, щоб висловити свою зацікавленість у позиції фронтенд-розробника у <text:span text:style-name="T1">В</text:span>ашій компанії. Маючи понад 7 років досвіду роботи в галузі, я впевнений у своїй здатності зробити значний внесок у <text:span text:style-name="T1">В</text:span>ашу команду.</text:p>
      <text:p text:style-name="P1"/>
      <text:p text:style-name="P7">Протягом своєї кар’єри я отримав глибоке розуміння найкращих практик веб-розробки та відточив свої навички в JavaScript, React, Redux, TypeScript, SQLite, Node.js. Я також добре знаю адаптивний дизайн, кросбраузерну сумісність і стандарти доступності.</text:p>
      <text:p text:style-name="P1"/>
      <text:p text:style-name="P7">У мене є перевірений досвід надання високоякісних, зручних інтерфейсів для різних веб-додатків, систем CRM і панелей адміністратора. Мій досвід включає керівництво невеликою командою розробників, надання вказівок і наставництва, щоб допомогти їм покращити свої навички та виконати високоякісну роботу. Я також маю досвід роботи з веб-аналітикою та інструментами оптимізації для покращення ефективності веб-сайту та залучення користувачів.</text:p>
      <text:p text:style-name="P1"/>
      <text:p text:style-name="P7">Я радий можливості використати свій досвід і навички у <text:span text:style-name="T1">В</text:span>ашій компанії та працювати з <text:span text:style-name="T1">В</text:span>ашою командою над створенням інноваційних рішень, орієнтованих на користувача. Я впевнений, що зможу допомогти <text:span text:style-name="T1">В</text:span>ашій компанії досягти її цілей, і з нетерпінням чекаю на можливість поговорити з <text:span text:style-name="T6">В</text:span>ами про те, як я можу зробити внесок у <text:span text:style-name="T1">В</text:span>ашу команду.</text:p>
      <text:p text:style-name="P7"/>
      <text:p text:style-name="P9">Мій бажаний рівень зарплати — ---- доларів на місяц<text:span text:style-name="T7">ь </text:span>плюс відповідні податки.</text:p>
      <text:p text:style-name="P7"/>
      <text:p text:style-name="P6">Більш детальну версію мого резюме та приклади портфоліо можна знайти тут:</text:p>
      <text:p text:style-name="P6">https://bogdan-sokolovskyi.github.io</text:p>
      <text:p text:style-name="P1"/>
      <text:p text:style-name="P13"><text:span text:style-name="T4">Дяку</text:span><text:span text:style-name="T5">ю</text:span><text:span text:style-name="T4"> за </text:span><text:span text:style-name="T5">В</text:span><text:span text:style-name="T4">ашу увагу, і я з нетерпінням </text:span><text:span text:style-name="T3">сподіваюся</text:span><text:span text:style-name="T2"> </text:span><text:span text:style-name="Emphasis"><text:span text:style-name="T2">почути Вас найближчим часом</text:span></text:span><text:span text:style-name="T2">.</text:span></text:p>
      <text:p text:style-name="P3"/>
      <text:p text:style-name="P10">З повагою,</text:p>
      <text:p text:style-name="P11">Богдан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23:00:17.378665520</meta:creation-date>
    <dc:date>2023-02-17T21:50:32.270194799</dc:date>
    <meta:editing-duration>PT6H39M33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450" meta:character-count="3059" meta:non-whitespace-character-count="2630"/>
  </office:meta>
</office:document-meta>
</file>